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56cm" table:align="right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7.84cm"/>
    </style:style>
    <style:style style:name="Table1.C" style:family="table-column">
      <style:table-column-properties style:column-width="5.916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4pt" officeooo:rsid="00163a0b" officeooo:paragraph-rsid="00163a0b" style:font-size-asian="14pt" style:font-size-complex="14pt"/>
    </style:style>
    <style:style style:name="P2" style:family="paragraph" style:parent-style-name="Table_20_Contents">
      <style:text-properties fo:font-size="14pt" fo:font-weight="bold" officeooo:rsid="00163a0b" officeooo:paragraph-rsid="00163a0b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163a0b" officeooo:paragraph-rsid="00163a0b" style:font-size-asian="14pt" style:font-size-complex="14pt"/>
    </style:style>
    <style:style style:name="T1" style:family="text">
      <style:text-properties officeooo:rsid="00163a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89434349952">
          <table:table-cell table:style-name="Table1.A1" office:value-type="string">
            <text:p text:style-name="P2">Woche</text:p>
          </table:table-cell>
          <table:table-cell table:style-name="Table1.A1" office:value-type="string">
            <text:p text:style-name="P2">Montag Stunde</text:p>
          </table:table-cell>
          <table:table-cell table:style-name="Table1.C1" office:value-type="string">
            <text:p text:style-name="P2">Mittwoch Stunde</text:p>
          </table:table-cell>
        </table:table-row>
        <table:table-row table:style-name="TableLine94389434471296">
          <table:table-cell table:style-name="Table1.A2" office:value-type="string">
            <text:p text:style-name="P4">KW 20 12.05</text:p>
          </table:table-cell>
          <table:table-cell table:style-name="Table1.A2" office:value-type="string">
            <text:p text:style-name="P3"><text:s/><text:span text:style-name="T1">Entfällt</text:span></text:p>
          </table:table-cell>
          <table:table-cell table:style-name="Table1.C2" office:value-type="string">
            <text:p text:style-name="P4">Prozentsatz </text:p>
          </table:table-cell>
        </table:table-row>
        <table:table-row table:style-name="TableLine94389434473040">
          <table:table-cell table:style-name="Table1.A2" office:value-type="string">
            <text:p text:style-name="P4">KW 21 19.05 </text:p>
          </table:table-cell>
          <table:table-cell table:style-name="Table1.A2" office:value-type="string">
            <text:p text:style-name="P4">Prozentwert</text:p>
          </table:table-cell>
          <table:table-cell table:style-name="Table1.C2" office:value-type="string">
            <text:p text:style-name="P4">Grundwert</text:p>
          </table:table-cell>
        </table:table-row>
        <table:table-row table:style-name="TableLine94389434473728">
          <table:table-cell table:style-name="Table1.A2" office:value-type="string">
            <text:p text:style-name="P4">KW 22 26.05</text:p>
          </table:table-cell>
          <table:table-cell table:style-name="Table1.A2" office:value-type="string">
            <text:p text:style-name="P4">Arbeiten mit Brüchen</text:p>
          </table:table-cell>
          <table:table-cell table:style-name="Table1.C2" office:value-type="string">
            <text:p text:style-name="P4">Gemischte Sachaufgaben</text:p>
          </table:table-cell>
        </table:table-row>
        <table:table-row table:style-name="TableLine94389434474576">
          <table:table-cell table:style-name="Table1.A2" office:value-type="string">
            <text:p text:style-name="P4">KW 23 02.06</text:p>
          </table:table-cell>
          <table:table-cell table:style-name="Table1.A2" office:value-type="string">
            <text:p text:style-name="P4">Training für Klassenarbeit</text:p>
          </table:table-cell>
          <table:table-cell table:style-name="Table1.C2" office:value-type="string">
            <text:p text:style-name="P4">Besprechung der KA</text:p>
          </table:table-cell>
        </table:table-row>
      </table:table>
      <text:p text:style-name="Standard"/>
      <text:p text:style-name="P1">Klassenarbeit Mittwoch 04.06 in der Galaxi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3T15:50:27.774016326</meta:creation-date>
    <dc:date>2025-05-13T16:02:24.197744602</dc:date>
    <meta:editing-duration>PT6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1" meta:paragraph-count="16" meta:word-count="38" meta:character-count="248" meta:non-whitespace-character-count="223"/>
  </office:meta>
</office:document-meta>
</file>